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'volatile' is volatile</text:p>
            <text:p><text:span text:style-name="T1">mark@veltzer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en programming we use memory all the time</text:p>
                <text:list>
                  <text:list-item>
                    <text:p>Reading/Writing data structures on the heap, stack or data segment.</text:p>
                  </text:list-item>
                  <text:list-item>
                    <text:p>Reading/Writing from/to hardware</text:p>
                  </text:list-item>
                  <text:list-item>
                    <text:p>By “Memory” I do not refer to registers in this presentation (since every core has it's own regist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kinds of guarantees do we want from memory operation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at the operation is not optimized away completely</text:p>
              </text:list-item>
              <text:list-item>
                <text:p>That the operation does not take place in registers (that are not visible to other cores by definition)</text:p>
              </text:list-item>
              <text:list-item>
                <text:p>Visibility to other cores (bypass/flush/sync CPU caches)</text:p>
              </text:list-item>
              <text:list-item>
                <text:p>Visibility to hardware</text:p>
              </text:list-item>
              <text:list-item>
                <text:p>Atomicity</text:p>
              </text:list-item>
              <text:list-item>
                <text:p>Order between such two or more memory operations</text:p>
              </text:list-item>
              <text:list-item>
                <text:p><text:span text:style-name="T1">Any combination of the above (possibly none of them...)</text:span></text:p>
              </text:list-item>
              <text:list-item>
                <text:p><text:span text:style-name="T1">Regular C programming (without using special features, that is), the compiler and the CPU provides none of the above guarantee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guarantees does volatile provid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t's just not clear!</text:p>
              </text:list-item>
              <text:list-item>
                <text:p>The first two, yes</text:p>
              </text:list-item>
              <text:list-item>
                <text:p>The others, maybe. No in a lot of the architectures.</text:p>
              </text:list-item>
              <text:list-item>
                <text:p>Depends on your compiler, it's version, your compilation flags, the astrological sign of the compiler authors best friend...</text:p>
              </text:list-item>
              <text:list-item>
                <text:p>To be specific: most volatile implementations <text:span text:style-name="T2">do not imply atomicity or ordering.</text:span></text:p>
              </text:list-item>
              <text:list-item>
                <text:p>And what does volatile mean for bigger than word or int or long structures? Pass me the joint as things are getting hazy...</text:p>
              </text:list-item>
              <text:list-item>
                <text:p><text:span text:style-name="T2">Don't use volatile</text:span> (true in most case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reord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agine the following code (with no compiler optimizations):</text:p>
              </text:list-item>
              <text:list-item>
                <text:p/>
              </text:list-item>
              <text:list-item>
                <text:p/>
              </text:list-item>
              <text:list-item>
                <text:p>What states do you expect other cores to see?</text:p>
              </text:list-item>
              <text:list-item>
                <text:p><text:s text:c="20"/>Or maybe</text:p>
              </text:list-item>
              <text:list-item>
                <text:p/>
              </text:list-item>
              <text:list-item>
                <text:p>Yes! The CPU does this. (well, not Intel, but others)</text:p>
              </text:list-item>
            </text:list>
          </draw:text-box>
        </draw:frame>
        <draw:custom-shape draw:style-name="gr2" draw:text-style-name="P1" draw:layer="layout" svg:width="5.08cm" svg:height="3.302cm" svg:x="8.128cm" svg:y="7.62cm">
          <text:p text:style-name="P1">X=5</text:p>
          <text:p text:style-name="P1">Y=6</text:p>
          <text:p text:style-name="P1">X=7</text:p>
          <text:p text:style-name="P1">Y=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3.048cm" svg:x="3.048cm" svg:y="12.7cm">
          <text:p text:style-name="P1">X=5, Y=6</text:p>
          <text:p text:style-name="P1">X=7, Y=6</text:p>
          <text:p text:style-name="P1">X=7, Y=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048cm" svg:x="13.208cm" svg:y="12.7cm">
          <text:p text:style-name="P1">X=5, Y=6</text:p>
          <text:p text:style-name="P1">X=5, Y=8</text:p>
          <text:p text:style-name="P1">X=7, Y=8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the Compiler/CPU allowed to do that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s. Actually there are many types of reordering that the Compiler/CPU is allowed to perform</text:p>
              </text:list-item>
              <text:list-item>
                <text:p>Common CPU reordering include:</text:p>
                <text:list>
                  <text:list-item>
                    <text:p>Load reordered after load</text:p>
                  </text:list-item>
                  <text:list-item>
                    <text:p>Load reordered after store</text:p>
                  </text:list-item>
                  <text:list-item>
                    <text:p>Store reordered after load</text:p>
                  </text:list-item>
                  <text:list-item>
                    <text:p>Store reordered after store</text:p>
                  </text:list-item>
                  <text:list-item>
                    <text:p>Store reordered after atomics</text:p>
                  </text:list-item>
                  <text:list-item>
                    <text:p>Load reordered after atomics</text:p>
                  </text:list-item>
                  <text:list-item>
                    <text:p>Dependant load reordered (<text:span text:style-name="T2">YES! Alpha does this, they should all be locked up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do the compiler/CPU guarante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y guarantee</text:span> <text:span text:style-name="T2">results in one thread.</text:span></text:p>
              </text:list-item>
              <text:list-item>
                <text:p><text:span text:style-name="T3">This means that they may alter your code, reorder it, discard parts of it, use different operations than the ones you use and more.</text:span></text:p>
              </text:list-item>
              <text:list-item>
                <text:p><text:span text:style-name="T3">But all of these guarantee that the results you will get will be the same, </text:span><text:span text:style-name="T2">in the same thread that they are in.</text:span></text:p>
              </text:list-item>
              <text:list-item>
                <text:p><text:span text:style-name="T3">But </text:span><text:span text:style-name="T2">sometimes you want your code to be left unaltered</text:span><text:span text:style-name="T3">.</text:span></text:p>
              </text:list-item>
              <text:list-item>
                <text:p><text:span text:style-name="T3">This is especially true </text:span><text:span text:style-name="T2">when other threads or hardware is involved</text:span><text:span text:style-name="T3">.</text:span></text:p>
              </text:list-item>
              <text:list-item>
                <text:p><text:span text:style-name="T3">In these cases the order matters, the specific operations matter, 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memory barrier/f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A machine memory barrier is a special machine instruction or a special type of memory access instruction that guarantees order of execution between memory instructions before it and after it.</text:span></text:p>
              </text:list-item>
              <text:list-item>
                <text:p><text:span text:style-name="T1">__sync_synchronize()</text:span> in gcc (user space).</text:p>
              </text:list-item>
              <text:list-item>
                <text:p><text:span text:style-name="T1">asm volatile ("mfence" ::: "memory")</text:span></text:p>
              </text:list-item>
              <text:list-item>
                <text:p><text:span text:style-name="T1">(smp_?)mb(),(smp_?)rmb(),(smp_?)wmb() </text:span><text:span text:style-name="T4">in kernel development.</text:span></text:p>
              </text:list-item>
              <text:list-item>
                <text:p><text:span text:style-name="T4">In most cases atomic operations imply a memory barrier of some sort and new C++11 has nice API with memory model includ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K, prove it to me...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4">Time for a demo.</text:span></text:p>
              </text:list-item>
              <text:list-item>
                <text:p><text:span text:style-name="T4">Two threads, when we start we have: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Could it be that R1==R2==0 at the end?</text:span></text:p>
              </text:list-item>
            </text:list>
          </draw:text-box>
        </draw:frame>
        <draw:custom-shape draw:style-name="gr2" draw:text-style-name="P1" draw:layer="layout" svg:width="5.08cm" svg:height="2.032cm" svg:x="10.922cm" svg:y="8.128cm">
          <text:p text:style-name="P1">X=0</text:p>
          <text:p text:style-name="P1">Y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032cm" svg:x="5.842cm" svg:y="11.176cm">
          <text:p text:style-name="P1">X=1</text:p>
          <text:p text:style-name="P1">R1=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032cm" svg:x="16.002cm" svg:y="11.176cm">
          <text:p text:style-name="P1">Y=1</text:p>
          <text:p text:style-name="P1">R2=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y, but I need volatile to overcome the compiler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, you don't</text:p>
              </text:list-item>
              <text:list-item>
                <text:p>There is something called a “compiler barrier”</text:p>
              </text:list-item>
              <text:list-item>
                <text:p>Compiler barriers usually offer several features:</text:p>
                <text:list>
                  <text:list-item>
                    <text:p>Forces the compiler to sync unsynchronized registers with memory so that memory writes before the barrier will go to memory (no cache flush, no memory barrier)</text:p>
                  </text:list-item>
                  <text:list-item>
                    <text:p>Forces the compiler to read from memory after the barrier even if the compiler thinks it knows the value of certain memory locations.</text:p>
                  </text:list-item>
                  <text:list-item>
                    <text:p>Forces order of memory operations at the compiler level (not machine level) in relation to the barrier location in the code</text:p>
                  </text:list-item>
                </text:list>
              </text:list-item>
              <text:list-item>
                <text:p>A compiler barrier is <text:span text:style-name="T2">not</text:span> a machine instruction (as opposed to memory barrier</text:p>
              </text:list-item>
              <text:list-item>
                <text:p>It is a compiler directive, influencing how to the compiler will generate machine code after the directive is given.</text:p>
              </text:list-item>
              <text:list-item>
                <text:p>The compiler may emit machine instructions or it may not (depends on many factors)</text:p>
              </text:list-item>
              <text:list-item>
                <text:p>Time for another demo agai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“</text:span><text:span text:style-name="T1">What every programmer should know about memory”</text:span> by Ulrich Drepper</text:p>
              </text:list-item>
              <text:list-item>
                <text:p><text:span text:style-name="T1">“</text:span><text:span text:style-name="T1">memory-barries.txt”</text:span> from the Linux kernel.</text:p>
              </text:list-item>
              <text:list-item>
                <text:p>The example for memory barriers shown is derived from <text:span text:style-name="T1">“Memory Reordering Caught in the Act”</text:span> by Jeff Preshing</text:p>
              </text:list-item>
              <text:list-item>
                <text:p><text:span text:style-name="T1">“</text:span><text:span text:style-name="T1">Volatile_variable”</text:span> from wikipedia</text:p>
              </text:list-item>
              <text:list-item>
                <text:p><text:span text:style-name="T1">“</text:span><text:span text:style-name="T1">Memory_barrier”</text:span> from wikipedia</text:p>
              </text:list-item>
              <text:list-item>
                <text:p>All examples can be found at linuxapi project at GitHub by 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2T06:56:19</meta:creation-date>
    <meta:editing-duration>PT1H25M8S</meta:editing-duration>
    <meta:editing-cycles>9</meta:editing-cycles>
    <dc:date>2013-08-09T20:23:37</dc:date>
    <meta:generator>LibreOffice/4.0.2.2$Linux_x86 LibreOffice_project/400m0$Build-2</meta:generator>
    <meta:document-statistic meta:object-count="73"/>
  </office:meta>
</office:document-meta>
</file>